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alcon v1" table:style-name="ta1" table:print="false">
        <table:table-column table:style-name="co1" table:default-cell-style-name="ce1"/>
        <table:table-column table:style-name="co6" table:default-cell-style-name="Default"/>
        <table:table-column table:style-name="co1" table:number-columns-repeated="2" table:default-cell-style-name="ce5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5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style-name="ce6" office:value-type="string">
            <text:p>Def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12">
            <text:p>09/12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ce6" office:value-type="string">
            <text:p>Defer</text:p>
          </table:table-cell>
          <table:table-cell table:style-name="Default"/>
          <table:table-cell office:value-type="string">
            <text:p>Defer to v2, start thinking from the usage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8-24">
            <text:p>08/24/17</text:p>
          </table:table-cell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table:style-name="ce7" office:value-type="float" office:value="37">
            <text:p>37</text:p>
          </table:table-cell>
          <table:table-cell office:value-type="string">
            <text:p>Checking the compatibility between PXTU, Dcap, RTU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during import robot, use paramiko to do this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mprove error handling in Dcap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#29 broken for multiple commands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ke the logic for multiple command simple and reuse what is already there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read and write function should be replaced with value property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26">
            <text:p>09/26/17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LEAN THE CODE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con v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ode to arduino engine to reset the Arduino base when it is stuck in some condition.</text:p>
          </table:table-cell>
          <table:table-cell office:value-type="string">
            <text:p>Defer</text:p>
          </table:table-cell>
          <table:table-cell/>
          <table:table-cell office:value-type="string">
            <text:p>Reset the timestamp counter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office:value-type="string">
            <text:p>De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cking the compatibility between PXTU, Dcap, RTU</text:p>
          </table:table-cell>
          <table:table-cell office:value-type="string">
            <text:p>Defer</text:p>
          </table:table-cell>
          <table:table-cell table:number-columns-repeated="2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style-name="ce5"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style-name="ce5" table:number-columns-repeated="2"/>
          <table:table-cell/>
        </table:table-row>
      </table:table>
      <table:database-ranges>
        <table:database-range table:name="__Anonymous_Sheet_DB__1" table:target-range-address="'Falcon v1'.A1:'Falcon v1'.E31" table:display-filter-buttons="true"/>
        <table:database-range table:name="__Anonymous_Sheet_DB__2" table:target-range-address="'Falcon v1'.A1:'Falcon v1'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'Falcon v1'.A1:'Falcon v1'.AMJ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9/26/2017</text:date>, <text:time>08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36S</meta:editing-duration>
    <meta:editing-cycles>107</meta:editing-cycles>
    <meta:generator>OpenOffice/4.1.3$Win32 OpenOffice.org_project/413m1$Build-9783</meta:generator>
    <dc:date>2017-09-26T08:40:19.02</dc:date>
    <dc:creator>Naveen Chakravarthy</dc:creator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